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76941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76941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76941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76941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76941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76941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76941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76941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76941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76941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76941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76941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76941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76941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76941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76941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76941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Oriana De Los Angeles Sifontes Pined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2/6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685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Robert Javier Sifontes Golindan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9817413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36.35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9" meta:character-count="1178" meta:non-whitespace-character-count="1009"/>
    <meta:template xlink:type="simple" xlink:actuate="onRequest" xlink:title="Normal" xlink:href=""/>
  </office:meta>
</office:document-meta>
</file>